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54000001950DBD80CB69C62330.png" manifest:media-type="image/png"/>
  <manifest:file-entry manifest:full-path="Pictures/1000020100000481000001C1DCFD810C622DB4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4.15cm" fo:min-width="5.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27.364cm" svg:height="10.656cm" svg:x="1.136cm" svg:y="1.2cm">
          <draw:image xlink:href="Pictures/1000020100000481000001C1DCFD810C622DB4D7.png" xlink:type="simple" xlink:show="embed" xlink:actuate="onLoad">
            <text:p/>
          </draw:image>
        </draw:frame>
        <draw:custom-shape draw:style-name="gr2" draw:text-style-name="P2" draw:layer="layout" svg:width="6.4cm" svg:height="4.4cm" svg:x="1.3cm" svg:y="2.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6.8cm" svg:height="8.101cm" svg:x="1.3cm" svg:y="3.899cm">
          <draw:image xlink:href="Pictures/1000020100000154000001950DBD80CB69C6233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3T13:33:56.632092251</meta:creation-date>
    <dc:date>2020-03-03T13:36:40.826595171</dc:date>
    <meta:editing-duration>PT2M44S</meta:editing-duration>
    <meta:editing-cycles>1</meta:editing-cycles>
    <meta:document-statistic meta:object-count="3"/>
    <meta:generator>LibreOffice/6.0.7.3$Linux_X86_64 LibreOffice_project/00m0$Build-3</meta:generator>
  </office:meta>
</office:document-meta>
</file>